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2" office:value-type="string">
            <text:p text:style-name="Table_20_Contents">Content</text:p>
          </table:table-cell>
          <table:table-cell table:style-name="Tabelle1.B2" office:value-type="string">
            <text:p text:style-name="Table_20_Contents">More cont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45:24.40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4" meta:word-count="7" meta:character-count="45"/>
  </office:meta>
</office:document-meta>
</file>